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 POUR LE PROJET DE DÉVELOPEMENT WEB SUR RUBY ON RAILS</text:p>
      <text:p text:style-name="P2">Pour le compte de l'association Y.C Movies</text:p>
      <text:p text:style-name="P2"/>
      <text:p text:style-name="P3">L'association à but non lucratif Y C Movies nous a mandaté afin de réaliser le site web de leur association. Ce sit a pour but de servir de vitrine vis-à-vis de leur travail et de pouvoir permettre aux gens de les contacter soit pour rejoindre leur association ou les employer afin de réaliser des films.</text:p>
      <text:p text:style-name="P3"/>
      <text:p text:style-name="P3">Le site Web conçu devra : </text:p>
      <text:list xml:id="list5856098276975585975" text:style-name="L1">
        <text:list-item>
          <text:list>
            <text:list-item>
              <text:p text:style-name="P5">Permettre des fonctionnalités de Login</text:p>
            </text:list-item>
            <text:list-item>
              <text:p text:style-name="P5">Permettre de poster une vidéo depuis / sur youtube à l'aide d'un éditeur de contenu dynamique. // prendre la vidéo depuis youtube (et les descriptifs / commentaires) et générer systématiquement une page sur leur site, ou l'inverse.</text:p>
            </text:list-item>
            <text:list-item>
              <text:p text:style-name="P5">Fournir des moyens de contact (formulaires ?) et des renseignements sur les prestations</text:p>
            </text:list-item>
            <text:list-item>
              <text:p text:style-name="P5">Eventuellement selon l'avancée du projet : fonctionnalités de payement</text:p>
            </text:list-item>
            <text:list-item>
              <text:p text:style-name="P5">Si l'application fonctionne en http correctement, voir pour faire passer la config serveur en https</text:p>
            </text:list-item>
            <text:list-item>
              <text:p text:style-name="P5">Calendrier des événements + droits d'accès aux événements</text:p>
              <text:list>
                <text:list-item>
                  <text:p text:style-name="P5">rappels aux gens inscrits qu'ils doivent se rendre à l'événement</text:p>
                </text:list-item>
                <text:list-item>
                  <text:p text:style-name="P5">qui peut s'inscrire / doit se rendre aux événements</text:p>
                </text:list-item>
              </text:list>
            </text:list-item>
          </text:list>
        </text:list-item>
      </text:list>
      <text:p text:style-name="P3"><text:tab/>- <text:tab/>Design amélioré : comme apple, boutons qui s'enfoncent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23M17S</meta:editing-duration>
    <meta:editing-cycles>5</meta:editing-cycles>
    <meta:generator>OpenOffice/4.1.2$Win32 OpenOffice.org_project/412m3$Build-9782</meta:generator>
    <dc:date>2016-01-13T17:25:26.70</dc:date>
    <dc:creator>Martin Kunzi</dc:creator>
    <meta:document-statistic meta:table-count="0" meta:image-count="0" meta:object-count="0" meta:page-count="2" meta:paragraph-count="13" meta:word-count="202" meta:character-count="1201"/>
    <meta:user-defined meta:name="Info 1"/>
    <meta:user-defined meta:name="Info 2"/>
    <meta:user-defined meta:name="Info 3"/>
    <meta:user-defined meta:name="Info 4"/>
  </office:meta>
</office:document-meta>
</file>